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08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1cm" fo:min-width="0.121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3cm" fo:min-width="0.04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2cm" fo:min-width="0cm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6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0.073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0pt" fo:font-style="normal" style:font-size-asian="10pt" style:font-style-asian="normal" style:font-size-complex="10pt" style:font-style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0.777cm" svg:height="0.645cm" svg:x="3.928cm" svg:y="4.072cm">
          <draw:text-box>
            <text:p text:style-name="P1"><text:span text:style-name="T1">Ø</text:span></text:p>
          </draw:text-box>
        </draw:frame>
        <draw:frame draw:style-name="gr2" draw:text-style-name="P4" draw:layer="layout" svg:width="0.735cm" svg:height="0.645cm" svg:x="7.361cm" svg:y="4.188cm">
          <draw:text-box>
            <text:p text:style-name="P3"><text:span text:style-name="T1">E</text:span></text:p>
          </draw:text-box>
        </draw:frame>
        <draw:line draw:style-name="gr3" draw:text-style-name="P3" draw:layer="layout" svg:x1="7.712cm" svg:y1="4.245cm" svg:x2="7.239cm" svg:y2="2.222cm">
          <text:p/>
        </draw:line>
        <draw:frame draw:style-name="gr4" draw:text-style-name="P6" draw:layer="layout" svg:width="12.355cm" svg:height="0.758cm" svg:x="1.4cm" svg:y="0.242cm">
          <draw:text-box>
            <text:p text:style-name="P5"><text:span text:style-name="T2">Без правового измерения никаких шансов сохраниться у России, конечно, нет. </text:span></text:p>
          </draw:text-box>
        </draw:frame>
        <draw:frame draw:style-name="gr4" draw:text-style-name="P4" draw:layer="layout" svg:width="1.772cm" svg:height="0.758cm" svg:x="1.106cm" svg:y="3.59cm">
          <draw:text-box>
            <text:p text:style-name="P3"><text:span text:style-name="T1">никаких</text:span></text:p>
          </draw:text-box>
        </draw:frame>
        <draw:frame draw:style-name="gr4" draw:text-style-name="P4" draw:layer="layout" svg:width="2.373cm" svg:height="0.758cm" svg:x="6.371cm" svg:y="1.705cm">
          <draw:text-box>
            <text:p text:style-name="P3"><text:span text:style-name="T1">шансов нет</text:span></text:p>
          </draw:text-box>
        </draw:frame>
        <draw:frame draw:style-name="gr5" draw:text-style-name="P4" draw:layer="layout" svg:width="0.735cm" svg:height="0.645cm" svg:x="1.625cm" svg:y="3.248cm">
          <draw:text-box>
            <text:p text:style-name="P3"><text:span text:style-name="T1">A</text:span></text:p>
          </draw:text-box>
        </draw:frame>
        <draw:line draw:style-name="gr3" draw:text-style-name="P3" draw:layer="layout" svg:x1="4.508cm" svg:y1="3.302cm" svg:x2="7.281cm" svg:y2="2.222cm">
          <text:p/>
        </draw:line>
        <draw:line draw:style-name="gr3" draw:text-style-name="P3" draw:layer="layout" svg:x1="4.624cm" svg:y1="4.641cm" svg:x2="4.623cm" svg:y2="3.854cm">
          <text:p/>
        </draw:line>
        <draw:line draw:style-name="gr3" draw:text-style-name="P3" draw:layer="layout" svg:x1="4.623cm" svg:y1="4.642cm" svg:x2="4.403cm" svg:y2="4.854cm">
          <text:p/>
        </draw:line>
        <draw:line draw:style-name="gr3" draw:text-style-name="P3" draw:layer="layout" svg:x1="3.822cm" svg:y1="3.854cm" svg:x2="5.322cm" svg:y2="3.854cm">
          <text:p/>
        </draw:line>
        <draw:line draw:style-name="gr3" draw:text-style-name="P3" draw:layer="layout" svg:x1="5.322cm" svg:y1="3.855cm" svg:x2="5.417cm" svg:y2="3.741cm">
          <text:p/>
        </draw:line>
        <draw:line draw:style-name="gr3" draw:text-style-name="P3" draw:layer="layout" svg:x1="3.731cm" svg:y1="3.967cm" svg:x2="3.826cm" svg:y2="3.853cm">
          <text:p/>
        </draw:line>
        <draw:line draw:style-name="gr3" draw:text-style-name="P3" draw:layer="layout" svg:x1="4.122cm" svg:y1="3.754cm" svg:x2="5.069cm" svg:y2="3.756cm">
          <text:p/>
        </draw:line>
        <draw:frame draw:style-name="gr6" draw:text-style-name="P4" draw:layer="layout" svg:width="2.542cm" svg:height="0.645cm" svg:x="4.513cm" svg:y="4.203cm">
          <draw:text-box>
            <text:p text:style-name="P3"><text:span text:style-name="T1">сохраниться</text:span></text:p>
          </draw:text-box>
        </draw:frame>
        <draw:frame draw:style-name="gr7" draw:text-style-name="P4" draw:layer="layout" svg:width="0.599cm" svg:height="0.645cm" svg:x="4.649cm" svg:y="3.83cm">
          <draw:text-box>
            <text:p text:style-name="P3"><text:span text:style-name="T1">I</text:span></text:p>
          </draw:text-box>
        </draw:frame>
        <draw:frame draw:style-name="gr5" draw:text-style-name="P4" draw:layer="layout" svg:width="0.735cm" svg:height="0.645cm" svg:x="4.179cm" svg:y="3.205cm">
          <draw:text-box>
            <text:p text:style-name="P3"><text:span text:style-name="T1">A</text:span></text:p>
          </draw:text-box>
        </draw:frame>
        <draw:line draw:style-name="gr3" draw:text-style-name="P3" draw:layer="layout" svg:x1="10.244cm" svg:y1="5.948cm" svg:x2="7.26cm" svg:y2="2.222cm">
          <text:p/>
        </draw:line>
        <draw:line draw:style-name="gr3" draw:text-style-name="P3" draw:layer="layout" svg:x1="1.926cm" svg:y1="3.344cm" svg:x2="7.282cm" svg:y2="2.222cm">
          <text:p/>
        </draw:line>
        <draw:custom-shape draw:style-name="gr8" draw:text-style-name="P3" draw:layer="layout" svg:width="8.446cm" svg:height="3.302cm" svg:x="0.571cm" svg:y="1.65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" draw:text-style-name="P4" draw:layer="layout" svg:width="1.802cm" svg:height="0.645cm" svg:x="6.862cm" svg:y="4.489cm">
          <draw:text-box>
            <text:p text:style-name="P3"><text:span text:style-name="T1">конечно</text:span></text:p>
          </draw:text-box>
        </draw:frame>
        <draw:frame draw:style-name="gr2" draw:text-style-name="P4" draw:layer="layout" svg:width="0.735cm" svg:height="0.645cm" svg:x="11.49cm" svg:y="3.533cm">
          <draw:text-box>
            <text:p text:style-name="P3"><text:span text:style-name="T1">E</text:span></text:p>
          </draw:text-box>
        </draw:frame>
        <draw:frame draw:style-name="gr2" draw:text-style-name="P4" draw:layer="layout" svg:width="0.735cm" svg:height="0.645cm" svg:x="9.862cm" svg:y="5.883cm">
          <draw:text-box>
            <text:p text:style-name="P3"><text:span text:style-name="T1">E</text:span></text:p>
          </draw:text-box>
        </draw:frame>
        <draw:line draw:style-name="gr3" draw:text-style-name="P3" draw:layer="layout" svg:x1="11.853cm" svg:y1="3.619cm" svg:x2="7.26cm" svg:y2="2.223cm">
          <text:p/>
        </draw:line>
        <draw:line draw:style-name="gr3" draw:text-style-name="P3" draw:layer="layout" svg:x1="11.87cm" svg:y1="4.839cm" svg:x2="11.869cm" svg:y2="4.052cm">
          <text:p/>
        </draw:line>
        <draw:line draw:style-name="gr3" draw:text-style-name="P3" draw:layer="layout" svg:x1="11.869cm" svg:y1="4.84cm" svg:x2="11.649cm" svg:y2="5.052cm">
          <text:p/>
        </draw:line>
        <draw:line draw:style-name="gr3" draw:text-style-name="P3" draw:layer="layout" svg:x1="11.068cm" svg:y1="4.052cm" svg:x2="12.568cm" svg:y2="4.052cm">
          <text:p/>
        </draw:line>
        <draw:line draw:style-name="gr3" draw:text-style-name="P3" draw:layer="layout" svg:x1="12.568cm" svg:y1="4.053cm" svg:x2="12.663cm" svg:y2="3.939cm">
          <text:p/>
        </draw:line>
        <draw:line draw:style-name="gr3" draw:text-style-name="P3" draw:layer="layout" svg:x1="10.977cm" svg:y1="4.165cm" svg:x2="11.072cm" svg:y2="4.051cm">
          <text:p/>
        </draw:line>
        <draw:frame draw:style-name="gr9" draw:text-style-name="P4" draw:layer="layout" svg:width="1.653cm" svg:height="0.645cm" svg:x="11.734cm" svg:y="4.4cm">
          <draw:text-box>
            <text:p text:style-name="P3"><text:span text:style-name="T1">Россия</text:span></text:p>
          </draw:text-box>
        </draw:frame>
        <draw:frame draw:style-name="gr10" draw:text-style-name="P2" draw:layer="layout" svg:width="1.01cm" svg:height="0.645cm" svg:x="11.021cm" svg:y="4.386cm">
          <draw:text-box>
            <text:p text:style-name="P1"><text:span text:style-name="T1">-ии</text:span></text:p>
          </draw:text-box>
        </draw:frame>
        <draw:frame draw:style-name="gr11" draw:text-style-name="P4" draw:layer="layout" svg:width="0.777cm" svg:height="0.645cm" svg:x="11.746cm" svg:y="4.065cm">
          <draw:text-box>
            <text:p text:style-name="P3"><text:span text:style-name="T1">O</text:span></text:p>
          </draw:text-box>
        </draw:frame>
        <draw:frame draw:style-name="gr10" draw:text-style-name="P2" draw:layer="layout" svg:width="0.68cm" svg:height="0.645cm" svg:x="11.321cm" svg:y="4.087cm">
          <draw:text-box>
            <text:p text:style-name="P1"><text:span text:style-name="T1">у</text:span></text:p>
          </draw:text-box>
        </draw:frame>
        <draw:line draw:style-name="gr3" draw:text-style-name="P3" draw:layer="layout" svg:x1="10.241cm" svg:y1="7.211cm" svg:x2="10.24cm" svg:y2="6.424cm">
          <text:p/>
        </draw:line>
        <draw:line draw:style-name="gr3" draw:text-style-name="P3" draw:layer="layout" svg:x1="10.24cm" svg:y1="7.212cm" svg:x2="10.02cm" svg:y2="7.424cm">
          <text:p/>
        </draw:line>
        <draw:line draw:style-name="gr3" draw:text-style-name="P3" draw:layer="layout" svg:x1="9.439cm" svg:y1="6.424cm" svg:x2="10.939cm" svg:y2="6.424cm">
          <text:p/>
        </draw:line>
        <draw:line draw:style-name="gr3" draw:text-style-name="P3" draw:layer="layout" svg:x1="10.939cm" svg:y1="6.425cm" svg:x2="11.034cm" svg:y2="6.311cm">
          <text:p/>
        </draw:line>
        <draw:line draw:style-name="gr3" draw:text-style-name="P3" draw:layer="layout" svg:x1="9.348cm" svg:y1="6.537cm" svg:x2="9.443cm" svg:y2="6.423cm">
          <text:p/>
        </draw:line>
        <draw:frame draw:style-name="gr9" draw:text-style-name="P4" draw:layer="layout" svg:width="2.267cm" svg:height="0.645cm" svg:x="10.105cm" svg:y="6.772cm">
          <draw:text-box>
            <text:p text:style-name="P3"><text:span text:style-name="T1">измерение</text:span></text:p>
          </draw:text-box>
        </draw:frame>
        <draw:frame draw:style-name="gr10" draw:text-style-name="P2" draw:layer="layout" svg:width="0.811cm" svg:height="0.645cm" svg:x="9.592cm" svg:y="6.758cm">
          <draw:text-box>
            <text:p text:style-name="P1"><text:span text:style-name="T1">-я</text:span></text:p>
          </draw:text-box>
        </draw:frame>
        <draw:frame draw:style-name="gr11" draw:text-style-name="P4" draw:layer="layout" svg:width="0.777cm" svg:height="0.645cm" svg:x="10.117cm" svg:y="6.437cm">
          <draw:text-box>
            <text:p text:style-name="P3"><text:span text:style-name="T1">O</text:span></text:p>
          </draw:text-box>
        </draw:frame>
        <draw:frame draw:style-name="gr10" draw:text-style-name="P2" draw:layer="layout" svg:width="1.048cm" svg:height="0.645cm" svg:x="9.393cm" svg:y="6.459cm">
          <draw:text-box>
            <text:p text:style-name="P1"><text:span text:style-name="T1">без</text:span></text:p>
          </draw:text-box>
        </draw:frame>
        <draw:frame draw:style-name="gr5" draw:text-style-name="P4" draw:layer="layout" svg:width="0.735cm" svg:height="0.645cm" svg:x="10.197cm" svg:y="7.778cm">
          <draw:text-box>
            <text:p text:style-name="P3"><text:span text:style-name="T1">A</text:span></text:p>
          </draw:text-box>
        </draw:frame>
        <draw:line draw:style-name="gr3" draw:text-style-name="P3" draw:layer="layout" svg:x1="10.563cm" svg:y1="7.897cm" svg:x2="10.555cm" svg:y2="7.36cm">
          <text:p/>
        </draw:line>
        <draw:frame draw:style-name="gr5" draw:text-style-name="P4" draw:layer="layout" svg:width="1.772cm" svg:height="0.645cm" svg:x="9.698cm" svg:y="8.079cm">
          <draw:text-box>
            <text:p text:style-name="P3"><text:span text:style-name="T1">правого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9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2T00:37:02</dc:date>
    <dc:creator>artur </dc:creator>
    <meta:editing-duration>PT23H27M32S</meta:editing-duration>
    <meta:editing-cycles>69</meta:editing-cycles>
    <meta:generator>OpenOffice.org/3.2$Linux OpenOffice.org_project/320m19$Build-9505</meta:generator>
    <meta:printed-by>artur </meta:printed-by>
    <meta:print-date>2011-02-09T05:06:39</meta:print-date>
    <meta:document-statistic meta:object-count="45"/>
  </office:meta>
</office:document-meta>
</file>